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95d"/>
    </style:style>
    <style:style style:name="P2" style:family="paragraph" style:parent-style-name="Standard">
      <style:paragraph-properties fo:text-align="center" style:justify-single-word="false"/>
      <style:text-properties officeooo:rsid="0011f95d" officeooo:paragraph-rsid="0011f95d"/>
    </style:style>
    <style:style style:name="P3" style:family="paragraph" style:parent-style-name="Standard">
      <style:paragraph-properties fo:text-align="start" style:justify-single-word="false"/>
      <style:text-properties officeooo:rsid="0011f95d" officeooo:paragraph-rsid="0011f95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f95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f95d" officeooo:paragraph-rsid="0011f95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R EPSON L355 LINUX</text:p>
      <text:p text:style-name="P5">FONTE: <text:a xlink:type="simple" xlink:href="https://www.impressorajato.com.br/blog/instalar-epson-l355-linux" text:style-name="Internet_20_link" text:visited-style-name="Visited_20_Internet_20_Link">https://www.impressorajato.com.br/blog/instalar-epson-l355-linux</text:a> </text:p>
      <text:p text:style-name="P2">(EM 05/04/21)</text:p>
      <text:p text:style-name="P1"/>
      <text:p text:style-name="P3">IMPORTANTE BAIXAR O DRIVER PARA AMD64 NA EPSON</text:p>
      <text:p text:style-name="P3"><text:a xlink:type="simple" xlink:href="http://download.ebz.epson.net/dsc/f/01/00/01/87/87/b90c68a7844fff22a3f4b4c273fcf3407699f89c/epson-inkjet-printer-201207w_1.0.0-1lsb3.2_amd64.deb" text:style-name="Internet_20_link" text:visited-style-name="Visited_20_Internet_20_Link">http://download.ebz.epson.net/dsc/f/01/00/01/87/87/b90c68a7844fff22a3f4b4c273fcf3407699f89c/epson-inkjet-printer-201207w_1.0.0-1lsb3.2_amd64.deb</text:a></text:p>
      <text:p text:style-name="P3"/>
      <text:p text:style-name="P3">OU ACESSANDO</text:p>
      <text:p text:style-name="P3"><text:a xlink:type="simple" xlink:href="http://download.ebz.epson.net/dsc/search/01/search/searchModule" text:style-name="Internet_20_link" text:visited-style-name="Visited_20_Internet_20_Link">http://download.ebz.epson.net/dsc/search/01/search/searchModule</text:a></text:p>
      <text:p text:style-name="P3">INFORMAR SISTEMA OPERACIONAL LINUX</text:p>
      <text:p text:style-name="P3">INFORMAR IMPRESSORA L355</text:p>
      <text:p text:style-name="P3"/>
      <text:p text:style-name="P3">QUANDO FOR INSTALAR A IMPRESSORA ELE ENCONTRA 2 OPÇÕES, ESCOLHER A QUE FOR PELO IP DELA</text:p>
      <text:p text:style-name="P3"/>
      <text:p text:style-name="P3">INSTALAR PELO NAVEGADOR EM:</text:p>
      <text:p text:style-name="P3"><text:a xlink:type="simple" xlink:href="http://localhost:631/" text:style-name="Internet_20_link" text:visited-style-name="Visited_20_Internet_20_Link">http://localhost:631/</text:a></text:p>
      <text:p text:style-name="P3"/>
      <text:p text:style-name="P3">DICAS PELO SITE: <text:a xlink:type="simple" xlink:href="https://www.impressorajato.com.br/blog/instalar-epson-l355-linux" text:style-name="Internet_20_link" text:visited-style-name="Visited_20_Internet_20_Link">https://www.impressorajato.com.br/blog/instalar-epson-l355-linux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9:19:15.153134381</meta:creation-date>
    <dc:date>2021-04-05T19:23:04.815453668</dc:date>
    <meta:editing-duration>PT3M52S</meta:editing-duration>
    <meta:editing-cycles>1</meta:editing-cycles>
    <meta:document-statistic meta:table-count="0" meta:image-count="0" meta:object-count="0" meta:page-count="1" meta:paragraph-count="13" meta:word-count="52" meta:character-count="649" meta:non-whitespace-character-count="609"/>
    <meta:generator>LibreOffice/6.4.6.2$Linux_X86_64 LibreOffice_project/40$Build-2</meta:generator>
  </office:meta>
</office:document-meta>
</file>